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style:font-name="Arial" fo:font-size="12pt" officeooo:rsid="0000846e" officeooo:paragraph-rsid="00012c4f" style:font-size-asian="12pt" style:font-size-complex="12pt"/>
    </style:style>
    <style:style style:name="P3" style:family="paragraph" style:parent-style-name="Text_20_body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line-height="150%"/>
      <style:text-properties officeooo:rsid="0000846e" officeooo:paragraph-rsid="0000846e"/>
    </style:style>
    <style:style style:name="P5" style:family="paragraph" style:parent-style-name="Text_20_body">
      <style:paragraph-properties fo:line-height="150%"/>
      <style:text-properties officeooo:rsid="0000846e" officeooo:paragraph-rsid="00012c4f"/>
    </style:style>
    <style:style style:name="P6" style:family="paragraph" style:parent-style-name="Text_20_body">
      <style:paragraph-properties fo:line-height="150%"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/>
      <style:text-properties style:font-name="Arial" fo:font-size="12pt" officeooo:paragraph-rsid="0000846e" style:font-size-asian="12pt" style:font-size-complex="12pt"/>
    </style:style>
    <style:style style:name="P8" style:family="paragraph" style:parent-style-name="Forestbird3_7e_LT_7e_Gliederung_20_1">
      <style:paragraph-properties fo:line-height="150%" fo:text-align="center" style:justify-single-word="false"/>
      <style:text-properties style:font-name="Arial" fo:font-size="16pt" fo:font-weight="bold" officeooo:paragraph-rsid="0000846e" style:font-size-asian="16pt" style:font-weight-asian="bold" style:font-size-complex="16pt" style:font-weight-complex="bold"/>
    </style:style>
    <style:style style:name="P9" style:family="paragraph" style:parent-style-name="Forestbird3_7e_LT_7e_Gliederung_20_1">
      <style:paragraph-properties fo:margin-top="0.1965in" fo:margin-bottom="0in" loext:contextual-spacing="false" fo:line-height="150%" fo:text-align="start" style:justify-single-word="false"/>
      <style:text-properties style:font-name="Arial" fo:font-size="12pt" style:font-size-asian="12pt" style:font-size-complex="12pt"/>
    </style:style>
    <style:style style:name="P10" style:family="paragraph" style:parent-style-name="Forestbird3_7e_LT_7e_Gliederung_20_1">
      <style:paragraph-properties fo:margin-top="0.1965in" fo:margin-bottom="0in" loext:contextual-spacing="false" fo:line-height="150%" fo:text-align="start" style:justify-single-word="false"/>
      <style:text-properties style:font-name="Arial" fo:font-size="12pt" fo:font-weight="normal" style:font-size-asian="12pt" style:font-weight-asian="normal" style:font-size-complex="12pt"/>
    </style:style>
    <style:style style:name="P11" style:family="paragraph" style:parent-style-name="Forestbird3_7e_LT_7e_Gliederung_20_1">
      <style:paragraph-properties fo:line-height="150%" fo:text-align="center" style:justify-single-word="false" fo:break-before="page"/>
      <style:text-properties style:font-name="Arial" fo:font-size="16pt" fo:font-weight="bold" officeooo:paragraph-rsid="0000846e" style:font-size-asian="16pt" style:font-weight-asian="bold" style:font-size-complex="16pt" style:font-weight-complex="bold"/>
    </style:style>
    <style:style style:name="P12" style:family="paragraph" style:parent-style-name="Title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/>
    </style:style>
    <style:style style:name="T2" style:family="text">
      <style:text-properties officeooo:rsid="00012c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me: <text:span text:style-name="T2">Mateus Silva</text:span></text:p>
      <text:p text:style-name="P5">Data: 04/04/2019</text:p>
      <text:p text:style-name="P2">Nome do jogo: <text:span text:style-name="T2">Quebra-cabeça triangular de polinômios</text:span></text:p>
      <text:p text:style-name="P12">Pré-jogo</text:p>
      <text:p text:style-name="P9">Calcule:</text:p>
      <text:p text:style-name="P9">a+a+a+a+a*a*a</text:p>
      <text:p text:style-name="P9">Resp: a^3 + 4a</text:p>
      <text:p text:style-name="P9"/>
      <text:p text:style-name="P9">(a+b)^2</text:p>
      <text:p text:style-name="P9">Resp: a^2 + 2ab + b^2</text:p>
      <text:p text:style-name="P9"/>
      <text:p text:style-name="P9">2(a^2 - b^2)/(a-b)</text:p>
      <text:p text:style-name="P9">Resp: 2a + 2b</text:p>
      <text:p text:style-name="P10"/>
      <text:p text:style-name="P9">(-2a+2b^2)/2</text:p>
      <text:p text:style-name="P9">Resp: -a + b^2</text:p>
      <text:p text:style-name="P10"/>
      <text:p text:style-name="P9">(a+b)^{-1} * 3 * (b+a)</text:p>
      <text:p text:style-name="P9">Resp: 3</text:p>
      <text:p text:style-name="P7"/>
      <text:p text:style-name="P8"><text:soft-page-break/></text:p>
      <text:p text:style-name="P11">Pós-jogo</text:p>
      <text:p text:style-name="P9">Simplifique:</text:p>
      <text:p text:style-name="P9">a*a + a + a^3</text:p>
      <text:p text:style-name="P9">Resp: a^3 + a^2 + a</text:p>
      <text:p text:style-name="P10"/>
      <text:p text:style-name="P9">2(a^2 - b^2)/(a-b)</text:p>
      <text:p text:style-name="P9">Resp: 2a + 2b</text:p>
      <text:p text:style-name="P10"/>
      <text:p text:style-name="P9">(a+b)^{-1} * 3 * (b+a)</text:p>
      <text:p text:style-name="P9">Resp: 3</text:p>
      <text:p text:style-name="P10"/>
      <text:p text:style-name="P9">Escreva como produto de polinômios:</text:p>
      <text:p text:style-name="P9">a^2 - b^2 - b + a</text:p>
      <text:p text:style-name="P9">Resp: (a - b - 1) ( a + b)</text:p>
      <text:p text:style-name="P10"/>
      <text:p text:style-name="P9">(a - 2b) ( a + 2b)</text:p>
      <text:p text:style-name="P9">Resp: a^2 - 4b^2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Forestbird_7e_LT_7e_Gliederung_20_1" style:display-name="Forestbird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_7e_LT_7e_Gliederung_20_2" style:display-name="Forestbird~LT~Gliederung 2" style:family="paragraph" style:parent-style-name="Forestbird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bird_7e_LT_7e_Gliederung_20_3" style:display-name="Forestbird~LT~Gliederung 3" style:family="paragraph" style:parent-style-name="Forestbird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bird_7e_LT_7e_Gliederung_20_4" style:display-name="Forestbird~LT~Gliederung 4" style:family="paragraph" style:parent-style-name="Forestbird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_7e_LT_7e_Gliederung_20_5" style:display-name="Forestbird~LT~Gliederung 5" style:family="paragraph" style:parent-style-name="Forestbird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_7e_LT_7e_Gliederung_20_6" style:display-name="Forestbird~LT~Gliederung 6" style:family="paragraph" style:parent-style-name="Forestbird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_7e_LT_7e_Gliederung_20_7" style:display-name="Forestbird~LT~Gliederung 7" style:family="paragraph" style:parent-style-name="Forestbird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_7e_LT_7e_Gliederung_20_8" style:display-name="Forestbird~LT~Gliederung 8" style:family="paragraph" style:parent-style-name="Forestbird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_7e_LT_7e_Gliederung_20_9" style:display-name="Forestbird~LT~Gliederung 9" style:family="paragraph" style:parent-style-name="Forestbird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_7e_LT_7e_Titel" style:display-name="Forestbi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_7e_LT_7e_Untertitel" style:display-name="Forestbir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_7e_LT_7e_Notizen" style:display-name="Forestbir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_7e_LT_7e_Hintergrundobjekte" style:display-name="Forestbi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restbird_7e_LT_7e_Hintergrund" style:display-name="Forestbi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restbird1_7e_LT_7e_Gliederung_20_1" style:display-name="Forestbird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1_7e_LT_7e_Gliederung_20_2" style:display-name="Forestbird1~LT~Gliederung 2" style:family="paragraph" style:parent-style-name="Forestbird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bird1_7e_LT_7e_Gliederung_20_3" style:display-name="Forestbird1~LT~Gliederung 3" style:family="paragraph" style:parent-style-name="Forestbird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bird1_7e_LT_7e_Gliederung_20_4" style:display-name="Forestbird1~LT~Gliederung 4" style:family="paragraph" style:parent-style-name="Forestbird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1_7e_LT_7e_Gliederung_20_5" style:display-name="Forestbird1~LT~Gliederung 5" style:family="paragraph" style:parent-style-name="Forestbird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1_7e_LT_7e_Gliederung_20_6" style:display-name="Forestbird1~LT~Gliederung 6" style:family="paragraph" style:parent-style-name="Forestbird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1_7e_LT_7e_Gliederung_20_7" style:display-name="Forestbird1~LT~Gliederung 7" style:family="paragraph" style:parent-style-name="Forestbird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1_7e_LT_7e_Gliederung_20_8" style:display-name="Forestbird1~LT~Gliederung 8" style:family="paragraph" style:parent-style-name="Forestbird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1_7e_LT_7e_Gliederung_20_9" style:display-name="Forestbird1~LT~Gliederung 9" style:family="paragraph" style:parent-style-name="Forestbird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1_7e_LT_7e_Titel" style:display-name="Forestbird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1_7e_LT_7e_Untertitel" style:display-name="Forestbird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1_7e_LT_7e_Notizen" style:display-name="Forestbird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1_7e_LT_7e_Hintergrundobjekte" style:display-name="Forestbird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restbird1_7e_LT_7e_Hintergrund" style:display-name="Forestbird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restbird2_7e_LT_7e_Gliederung_20_1" style:display-name="Forestbird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2_7e_LT_7e_Gliederung_20_2" style:display-name="Forestbird2~LT~Gliederung 2" style:family="paragraph" style:parent-style-name="Forestbird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bird2_7e_LT_7e_Gliederung_20_3" style:display-name="Forestbird2~LT~Gliederung 3" style:family="paragraph" style:parent-style-name="Forestbird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bird2_7e_LT_7e_Gliederung_20_4" style:display-name="Forestbird2~LT~Gliederung 4" style:family="paragraph" style:parent-style-name="Forestbird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2_7e_LT_7e_Gliederung_20_5" style:display-name="Forestbird2~LT~Gliederung 5" style:family="paragraph" style:parent-style-name="Forestbird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2_7e_LT_7e_Gliederung_20_6" style:display-name="Forestbird2~LT~Gliederung 6" style:family="paragraph" style:parent-style-name="Forestbird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2_7e_LT_7e_Gliederung_20_7" style:display-name="Forestbird2~LT~Gliederung 7" style:family="paragraph" style:parent-style-name="Forestbird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2_7e_LT_7e_Gliederung_20_8" style:display-name="Forestbird2~LT~Gliederung 8" style:family="paragraph" style:parent-style-name="Forestbird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2_7e_LT_7e_Gliederung_20_9" style:display-name="Forestbird2~LT~Gliederung 9" style:family="paragraph" style:parent-style-name="Forestbird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2_7e_LT_7e_Titel" style:display-name="Forestbird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2_7e_LT_7e_Untertitel" style:display-name="Forestbird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2_7e_LT_7e_Notizen" style:display-name="Forestbird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2_7e_LT_7e_Hintergrundobjekte" style:display-name="Forestbird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restbird2_7e_LT_7e_Hintergrund" style:display-name="Forestbird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restbird3_7e_LT_7e_Gliederung_20_1" style:display-name="Forestbird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3_7e_LT_7e_Gliederung_20_2" style:display-name="Forestbird3~LT~Gliederung 2" style:family="paragraph" style:parent-style-name="Forestbird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bird3_7e_LT_7e_Gliederung_20_3" style:display-name="Forestbird3~LT~Gliederung 3" style:family="paragraph" style:parent-style-name="Forestbird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bird3_7e_LT_7e_Gliederung_20_4" style:display-name="Forestbird3~LT~Gliederung 4" style:family="paragraph" style:parent-style-name="Forestbird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3_7e_LT_7e_Gliederung_20_5" style:display-name="Forestbird3~LT~Gliederung 5" style:family="paragraph" style:parent-style-name="Forestbird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3_7e_LT_7e_Gliederung_20_6" style:display-name="Forestbird3~LT~Gliederung 6" style:family="paragraph" style:parent-style-name="Forestbird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3_7e_LT_7e_Gliederung_20_7" style:display-name="Forestbird3~LT~Gliederung 7" style:family="paragraph" style:parent-style-name="Forestbird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3_7e_LT_7e_Gliederung_20_8" style:display-name="Forestbird3~LT~Gliederung 8" style:family="paragraph" style:parent-style-name="Forestbird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3_7e_LT_7e_Gliederung_20_9" style:display-name="Forestbird3~LT~Gliederung 9" style:family="paragraph" style:parent-style-name="Forestbird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bird3_7e_LT_7e_Titel" style:display-name="Forestbird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3_7e_LT_7e_Untertitel" style:display-name="Forestbird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3_7e_LT_7e_Notizen" style:display-name="Forestbird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Forestbird3_7e_LT_7e_Hintergrundobjekte" style:display-name="Forestbird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restbird3_7e_LT_7e_Hintergrund" style:display-name="Forestbird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Heading" style:class="chapte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22:45:29.653094210</meta:creation-date>
    <dc:date>2019-04-04T22:57:19.444758891</dc:date>
    <meta:editing-duration>PT11M53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3" meta:paragraph-count="28" meta:word-count="105" meta:character-count="467" meta:non-whitespace-character-count="390"/>
  </office:meta>
</office:document-meta>
</file>